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3.342cm"/>
    </style:style>
    <style:style style:name="co3" style:family="table-column">
      <style:table-column-properties fo:break-before="auto" style:column-width="12.885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0.32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4.434cm" fo:break-before="auto" style:use-optimal-row-height="fals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2.342cm" fo:break-before="auto" style:use-optimal-row-height="false"/>
    </style:style>
    <style:style style:name="ro7" style:family="table-row">
      <style:table-row-properties style:row-height="1.838cm" fo:break-before="auto" style:use-optimal-row-height="false"/>
    </style:style>
    <style:style style:name="ro8" style:family="table-row">
      <style:table-row-properties style:row-height="7.392cm" fo:break-before="auto" style:use-optimal-row-height="false"/>
    </style:style>
    <style:style style:name="ro9" style:family="table-row">
      <style:table-row-properties style:row-height="2.956cm" fo:break-before="auto" style:use-optimal-row-height="false"/>
    </style:style>
    <style:style style:name="ro10" style:family="table-row">
      <style:table-row-properties style:row-height="3.353cm" fo:break-before="auto" style:use-optimal-row-height="fals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4.182cm" fo:break-before="auto" style:use-optimal-row-height="false"/>
    </style:style>
    <style:style style:name="ro13" style:family="table-row">
      <style:table-row-properties style:row-height="2.632cm" fo:break-before="auto" style:use-optimal-row-height="false"/>
    </style:style>
    <style:style style:name="ro14" style:family="table-row">
      <style:table-row-properties style:row-height="3.678cm" fo:break-before="auto" style:use-optimal-row-height="false"/>
    </style:style>
    <style:style style:name="ro15" style:family="table-row">
      <style:table-row-properties style:row-height="3.498cm" fo:break-before="auto" style:use-optimal-row-height="false"/>
    </style:style>
    <style:style style:name="ro16" style:family="table-row">
      <style:table-row-properties style:row-height="2.163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24pt" fo:font-style="normal" fo:text-shadow="1pt 1pt" fo:font-weight="normal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3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Excel_20_Built-in_20_Normal">
      <style:table-cell-properties fo:border-bottom="none" fo:background-color="#dddddd" style:diagonal-bl-tr="none" style:diagonal-tl-br="none" fo:border-left="none" fo:border-right="none" fo:border-top="0.088cm solid #1c1c1c"/>
    </style:style>
    <style:style style:name="ce42" style:family="table-cell" style:parent-style-name="Excel_20_Built-in_20_Normal">
      <style:table-cell-properties style:diagonal-bl-tr="none" style:diagonal-tl-br="none" fo:border="none"/>
    </style:style>
    <style:style style:name="ce43" style:family="table-cell" style:parent-style-name="Excel_20_Built-in_20_Normal">
      <style:table-cell-properties fo:border-bottom="0.088cm solid #1c1c1c" style:diagonal-bl-tr="none" style:diagonal-tl-br="none" fo:border-left="none" fo:border-right="none" fo:border-top="none"/>
    </style:style>
    <style:style style:name="ce44" style:family="table-cell" style:parent-style-name="Excel_20_Built-in_20_Normal">
      <style:table-cell-properties fo:border-bottom="none" fo:background-color="#ffffff" style:diagonal-bl-tr="none" style:diagonal-tl-br="none" fo:border-left="none" fo:border-right="none" fo:border-top="0.088cm solid #1c1c1c"/>
    </style:style>
    <style:style style:name="ce45" style:family="table-cell" style:parent-style-name="Excel_20_Built-in_20_Normal">
      <style:table-cell-properties fo:border-bottom="none" fo:background-color="#dddddd" style:diagonal-bl-tr="none" style:diagonal-tl-br="none" fo:border-left="none" fo:border-right="0.088cm solid #1c1c1c" fo:border-top="0.088cm solid #1c1c1c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88cm solid #1c1c1c" fo:border-top="none"/>
    </style:style>
    <style:style style:name="ce47" style:family="table-cell" style:parent-style-name="Default">
      <style:table-cell-properties fo:border-bottom="none" fo:border-left="none" fo:border-right="0.088cm solid #1c1c1c" fo:border-top="none"/>
    </style:style>
    <style:style style:name="ce48" style:family="table-cell" style:parent-style-name="Excel_20_Built-in_20_Normal">
      <style:table-cell-properties fo:border-bottom="0.088cm solid #1c1c1c" style:diagonal-bl-tr="none" style:diagonal-tl-br="none" fo:border-left="none" fo:border-right="0.088cm solid #1c1c1c" fo:border-top="none"/>
    </style:style>
    <style:style style:name="ce49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1c1c1c" fo:border-top="0.088cm solid #1c1c1c"/>
    </style:style>
    <style:style style:name="T1" style:family="text">
      <style:text-properties style:text-position="super 58%" fo:font-size="26pt" style:font-size-asian="26pt" style:font-size-complex="2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default-cell-style-name="ce27"/>
        <table:table-column table:style-name="co4" table:default-cell-style-name="ce34"/>
        <table:table-column table:style-name="co5" table:default-cell-style-name="ce40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7" office:value-type="string">
            <text:p>Fonctionnalité</text:p>
          </table:table-cell>
          <table:table-cell table:style-name="ce17" office:value-type="string">
            <text:p>Action</text:p>
          </table:table-cell>
          <table:table-cell table:style-name="ce28" office:value-type="string">
            <text:p>Résultat attendu</text:p>
          </table:table-cell>
          <table:table-cell table:style-name="ce35" office:value-type="string">
            <text:p>Validation</text:p>
          </table:table-cell>
          <table:table-cell table:style-name="ce41" table:number-columns-repeated="1018"/>
          <table:table-cell table:style-name="ce4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string">
            <text:p>Une page d’accueil </text:p>
          </table:table-cell>
          <table:table-cell table:style-name="ce18" office:value-type="string">
            <text:p>Ouvrir sur la page d'accueil du site web dans un navigateur</text:p>
          </table:table-cell>
          <table:table-cell table:style-name="ce29" office:value-type="string">
            <text:p>Affichage de l'ensemble des produits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 office:value-type="string">
            <text:p>Ajouter un produit <text:s/>au panier</text:p>
          </table:table-cell>
          <table:table-cell table:style-name="ce19" office:value-type="string">
            <text:p><text:span text:style-name="T1">Allez sur la page panier de kanap et </text:span><text:span text:style-name="T1">s'assurer qu'il soit vide , sinon <text:s/>vider </text:span><text:span text:style-name="T1">le panier</text:span></text:p>
          </table:table-cell>
          <table:table-cell table:style-name="ce30" office:value-type="string">
            <text:p>Aucun article afficher sur la page panier 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/>
          <table:table-cell table:style-name="ce18" office:value-type="string">
            <text:p>revenir sur la page d'accueil du site web dans un navigateur</text:p>
          </table:table-cell>
          <table:table-cell table:style-name="ce29" office:value-type="string">
            <text:p>Affichage de l'ensemble des produits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9"/>
          <table:table-cell table:style-name="ce18" office:value-type="string">
            <text:p>Ouvrir la page du canapé KANAP SINOPÉ</text:p>
          </table:table-cell>
          <table:table-cell table:style-name="ce29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Default"/>
          <table:table-cell table:style-name="ce18" office:value-type="string">
            <text:p>cliquer sur le bouton « ajouter au panier » sans ajouter <text:s/>ni la couleur ni la quantité</text:p>
          </table:table-cell>
          <table:table-cell table:style-name="ce29" office:value-type="string">
            <text:p>message d'erreur « Veuillez sélectionner une <text:s/>couleur et une quantité compris entre 1 et 100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9"/>
          <table:table-cell table:style-name="ce18" office:value-type="string">
            <text:p>cliquer sur le bouton « ajouter au panier » en ajoutant la quantité mais pas la couleur <text:s/></text:p>
          </table:table-cell>
          <table:table-cell table:style-name="ce29" office:value-type="string">
            <text:p>message d'erreur « Veuillez sélectionner une <text:s/>couleur et une quantité compris entre 1 et 100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9"/>
          <table:table-cell table:style-name="ce18" office:value-type="string">
            <text:p>cliquer sur le bouton « ajouter au panier » en ajoutant la couleur mais pas la quantité </text:p>
          </table:table-cell>
          <table:table-cell table:style-name="ce29" office:value-type="string">
            <text:p>message d'erreur « Veuillez sélectionner une <text:s/>couleur et une quantité compris entre 1 et 100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9"/>
          <table:table-cell table:style-name="ce18" office:value-type="string">
            <text:p>cliquer sur le bouton « ajouter au panier » en ajoutant la couleur et la quantité </text:p>
          </table:table-cell>
          <table:table-cell table:style-name="ce29" office:value-type="string">
            <text:p>message <text:s/>d'alerte « Produit(s) ajouté(s) au panier !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9"/>
          <table:table-cell table:style-name="ce20" office:value-type="string">
            <text:p><text:span text:style-name="T1">Allez sur la page panier de kanap </text:span></text:p>
          </table:table-cell>
          <table:table-cell table:style-name="ce29" office:value-type="string">
            <text:p>affichagé les <text:s/>KANAP Sinopé avec la quantité <text:s/>de couleur sélectionné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10" office:value-type="string">
            <text:p>modifier la quantité <text:s/>du produit dans le panier </text:p>
          </table:table-cell>
          <table:table-cell table:style-name="ce18" office:value-type="string">
            <text:p>allez sur la page de detail du Kanap Cyllène /product.html?id=415b7cacb65d43b2b5c1ff70f3393ad1</text:p>
          </table:table-cell>
          <table:table-cell table:style-name="ce29" office:value-type="string">
            <text:p>Affichage de l'image du KANAP Cylléne, son nom, son prix ainsi qu'une description. L'utilisateur a la possibilité de choisir la couleur et la quantité désirée.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3 produit dans la panier de couleur black/red </text:p>
          </table:table-cell>
          <table:table-cell table:style-name="ce29" office:value-type="string">
            <text:p>message <text:s/>d'alerte « Produit(s) ajouté(s) au panier !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llez sur la page panier de kanap </text:p>
          </table:table-cell>
          <table:table-cell table:style-name="ce29" office:value-type="string">
            <text:p>affichagé les <text:s/>KANAP Cylléne avec la quantité 3 de couleur black/red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Default"/>
          <table:table-cell table:style-name="ce21" office:value-type="string">
            <text:p>Mettre 0 quantité au produit </text:p>
          </table:table-cell>
          <table:table-cell table:style-name="ce30" office:value-type="string">
            <text:p>message <text:s/>d'alerte «la quantité d'un produit doit être comprise entre 1 et 100! »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10"/>
          <table:table-cell table:style-name="ce21" office:value-type="string">
            <text:p>Mettre 101 quantité au produit </text:p>
          </table:table-cell>
          <table:table-cell table:style-name="ce30" office:value-type="string">
            <text:p>message <text:s/>d'alerte «la quantité d'un produit doit être comprise entre 1 et 100! »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10"/>
          <table:table-cell table:style-name="ce21" office:value-type="string">
            <text:p>augmenter la quantité de produit</text:p>
          </table:table-cell>
          <table:table-cell table:style-name="ce30" office:value-type="string">
            <text:p>la quantité total des produit augment et le prix total augmente <text:s/>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10"/>
          <table:table-cell table:style-name="ce21" office:value-type="string">
            <text:p>reduire la quantité de produit</text:p>
          </table:table-cell>
          <table:table-cell table:style-name="ce30" office:value-type="string">
            <text:p>la quantité total des produit diminue et le prix total diminue 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11" office:value-type="string">
            <text:p>Commander la commande</text:p>
          </table:table-cell>
          <table:table-cell table:style-name="ce19" office:value-type="string">
            <text:p><text:span text:style-name="T1">Allez sur la page panier de kanap et </text:span><text:span text:style-name="T1">s'assurer qu'il soit vide , sinon <text:s/>vider </text:span><text:span text:style-name="T1">le panier</text:span></text:p>
          </table:table-cell>
          <table:table-cell table:style-name="ce30" office:value-type="string">
            <text:p>Aucun article afficher sur la page panier 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6">
          <table:table-cell table:style-name="ce2"/>
          <table:table-cell table:style-name="Default"/>
          <table:table-cell table:style-name="ce18" office:value-type="string">
            <text:p>allez sur la page de detail du <text:s/>Kanap Calycé /product.html?id=055743915a544fde83cfdfc904935ee7</text:p>
          </table:table-cell>
          <table:table-cell table:style-name="ce29" office:value-type="string">
            <text:p>Affichage de l'image du <text:s/>Kanap Calycé, son nom, son prix ainsi qu'une description. L'utilisateur a la possibilité de choisir la couleur et la quantité désirée.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4 produit dans la panier de couleur green</text:p>
          </table:table-cell>
          <table:table-cell table:style-name="ce29" office:value-type="string">
            <text:p>message <text:s/>d'alerte « Produit(s) ajouté(s) au panier !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llez sur la page panier de kanap </text:p>
          </table:table-cell>
          <table:table-cell table:style-name="ce29" office:value-type="string">
            <text:p>affichagé les Kanap Calycé avec la quantité 4 de couleur green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8">
          <table:table-cell table:style-name="ce2" office:value-type="float" office:value="14">
            <text:p>14</text:p>
          </table:table-cell>
          <table:table-cell table:style-name="ce11"/>
          <table:table-cell table:style-name="ce22" office:value-type="string">
            <text:p>cliquer sur commander sans <text:s/>renseigner <text:s/>les champs obligatoire</text:p>
          </table:table-cell>
          <table:table-cell table:style-name="ce30" office:value-type="string">
            <text:p>alert « Veuillez renseigner votre prénom (Les chiffres et les caractères spéciaux ne sont pas autorisés) ,Veuillez renseigner votre nom (Les chiffres et les caractères spéciaux ne sont pas autorisés) ;Veuillez renseigner le numéro et le nom de votre adresse (Les caractères spéciaux ne sont pas autorisés) ; Veuillez renseigner le code postal et le nom de votre ville (Les caractères spéciaux ne sont pas autorisés) ;</text:p>
            <text:p>Veuillez renseigner votre adresse mail, elle doit contenir "@" et un point 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9">
          <table:table-cell table:style-name="ce2" office:value-type="float" office:value="15">
            <text:p>15</text:p>
          </table:table-cell>
          <table:table-cell table:style-name="ce12"/>
          <table:table-cell table:style-name="ce22" office:value-type="string">
            <text:p>cliquer sur commander en <text:s/>renseigner <text:s/>les champs obligatoire mes avec une adresse mail non valide</text:p>
          </table:table-cell>
          <table:table-cell table:style-name="ce30" office:value-type="string">
            <text:p>alert « Veuillez renseigner votre adresse mail, elle doit contenir "@" et un point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10">
          <table:table-cell table:style-name="ce2" office:value-type="float" office:value="16">
            <text:p>16</text:p>
          </table:table-cell>
          <table:table-cell table:style-name="ce12"/>
          <table:table-cell table:style-name="ce22" office:value-type="string">
            <text:p>cliquer sur commander en <text:s/>renseigner tous les champs obligatoire </text:p>
          </table:table-cell>
          <table:table-cell table:style-name="ce30" office:value-type="string">
            <text:p>commane validé nous somme renvoyer vers la page de confirmation <text:s/>avec un message de confirmation « Commande validée !</text:p>
            <text:p>Votre numéro de commande est : 0586d1a0-2d18-11ed-870c-2b96f5794cab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10">
          <table:table-cell table:style-name="ce3"/>
          <table:table-cell table:style-name="ce13"/>
          <table:table-cell table:style-name="ce23"/>
          <table:table-cell table:style-name="ce31"/>
          <table:table-cell table:style-name="ce37"/>
          <table:table-cell table:style-name="ce42" table:number-columns-repeated="1018"/>
          <table:table-cell table:style-name="ce46"/>
        </table:table-row>
        <table:table-row table:style-name="ro11">
          <table:table-cell table:style-name="ce3"/>
          <table:table-cell table:style-name="ce13"/>
          <table:table-cell table:style-name="ce23"/>
          <table:table-cell table:style-name="ce31"/>
          <table:table-cell table:style-name="ce38"/>
          <table:table-cell table:style-name="ce43" table:number-columns-repeated="1018"/>
          <table:table-cell table:style-name="ce48"/>
        </table:table-row>
        <table:table-row table:style-name="ro11" table:number-rows-repeated="6">
          <table:table-cell table:style-name="ce4"/>
          <table:table-cell table:style-name="ce14"/>
          <table:table-cell table:style-name="ce24"/>
          <table:table-cell table:style-name="ce32"/>
          <table:table-cell table:style-name="Default" table:number-columns-repeated="1020"/>
        </table:table-row>
        <table:table-row table:style-name="ro1">
          <table:table-cell table:style-name="ce5"/>
          <table:table-cell table:style-name="ce15" office:value-type="string">
            <text:p>Fonctionnalité</text:p>
          </table:table-cell>
          <table:table-cell table:style-name="ce25" office:value-type="string">
            <text:p>Action</text:p>
          </table:table-cell>
          <table:table-cell table:style-name="ce33" office:value-type="string">
            <text:p>Résultat attendu</text:p>
          </table:table-cell>
          <table:table-cell table:style-name="ce39" office:value-type="string">
            <text:p>Validation</text:p>
          </table:table-cell>
          <table:table-cell table:style-name="ce44" table:number-columns-repeated="1018"/>
          <table:table-cell table:style-name="ce4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Supprimer un produit du panier.</text:p>
          </table:table-cell>
          <table:table-cell table:style-name="ce18" office:value-type="string">
            <text:p>Ouvrir sur la page d'accueil du site web dans un navigateur</text:p>
          </table:table-cell>
          <table:table-cell table:style-name="ce29" office:value-type="string">
            <text:p>Affichage de l'ensemble des produits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/>
          <table:table-cell table:style-name="ce19" office:value-type="string">
            <text:p><text:span text:style-name="T1">Allez sur la page panier de kanap et </text:span><text:span text:style-name="T1">s'assurer qu'il soit vide , sinon <text:s/>vider </text:span><text:span text:style-name="T1">le panier</text:span></text:p>
          </table:table-cell>
          <table:table-cell table:style-name="ce30" office:value-type="string">
            <text:p>Aucun article afficher sur la page panier </text:p>
          </table:table-cell>
          <table:table-cell table:style-name="ce36" office:value-type="string">
            <text:p>OK</text:p>
          </table:table-cell>
          <table:table-cell table:style-name="Default" table:number-columns-repeated="1018"/>
          <table:table-cell table:style-name="ce47"/>
        </table:table-row>
        <table:table-row table:style-name="ro12">
          <table:table-cell table:style-name="ce2" office:value-type="float" office:value="2">
            <text:p>2</text:p>
          </table:table-cell>
          <table:table-cell table:style-name="ce12"/>
          <table:table-cell table:style-name="ce18" office:value-type="string">
            <text:p>Ouvrir la page du canapé KANAP SINOPÉ /product.html?id=107fb5b75607497b96722bda5b504926</text:p>
          </table:table-cell>
          <table:table-cell table:style-name="ce29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1 produit dans la panier de couleur blue</text:p>
          </table:table-cell>
          <table:table-cell table:style-name="ce29" office:value-type="string">
            <text:p>message <text:s/>d'alerte « Produit(s) ajouté(s) au panier !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13">
          <table:table-cell table:style-name="ce2" office:value-type="float" office:value="4">
            <text:p>4</text:p>
          </table:table-cell>
          <table:table-cell table:style-name="ce12"/>
          <table:table-cell table:style-name="ce18" office:value-type="string">
            <text:p>Cliquer sur <text:s/>le lien « accuiel »</text:p>
          </table:table-cell>
          <table:table-cell table:style-name="ce29" office:value-type="string">
            <text:p>retour sur la page d'accuiel <text:s/>qui affiche tous les produit disponible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14">
          <table:table-cell table:style-name="ce2" office:value-type="float" office:value="5">
            <text:p>5</text:p>
          </table:table-cell>
          <table:table-cell table:style-name="ce12"/>
          <table:table-cell table:style-name="ce18" office:value-type="string">
            <text:p>Ouvrir la page du canapé KANAP THYONÈ</text:p>
          </table:table-cell>
          <table:table-cell table:style-name="ce29" office:value-type="string">
            <text:p>Affichage de l'image du <text:s/>KANAP THYONÈ , son nom, son prix ainsi qu'une description. L'utilisateur a la possibilité de choisir la couleur et la quantité désirée.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3 produit dans la panier de couleur red</text:p>
          </table:table-cell>
          <table:table-cell table:style-name="ce29" office:value-type="string">
            <text:p>message <text:s/>d'alerte « Produit(s) ajouté(s) au panier ! »</text:p>
          </table:table-cell>
          <table:table-cell table:style-name="ce36" office:value-type="string">
            <text:p>OK</text:p>
          </table:table-cell>
          <table:table-cell table:style-name="ce42" table:number-columns-repeated="1018"/>
          <table:table-cell table:style-name="ce46"/>
        </table:table-row>
        <table:table-row table:style-name="ro15">
          <table:table-cell table:style-name="ce2" office:value-type="float" office:value="7">
            <text:p>7</text:p>
          </table:table-cell>
          <table:table-cell table:style-name="ce12"/>
          <table:table-cell table:style-name="ce18" office:value-type="string">
            <text:p>Cliquer sur <text:s/>le lien « panier » </text:p>
          </table:table-cell>
          <table:table-cell table:style-name="ce29" office:value-type="string">
            <text:p>la page panier <text:s/>affiche le <text:s/>KANAP SINOPÉ avec la quantité 1 de couleur blue et <text:s/>les KANAP THYONÈ avec la quantité 3 de couleur red et la quantité total de 4 article et <text:s/>un prix total de 7846 €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16">
          <table:table-cell table:style-name="ce2" office:value-type="float" office:value="8">
            <text:p>8</text:p>
          </table:table-cell>
          <table:table-cell table:style-name="ce12"/>
          <table:table-cell table:style-name="ce26" office:value-type="string">
            <text:p>Cliquer sur le bouton « supprimer » pour le panier dur KANAP THYONÈ </text:p>
          </table:table-cell>
          <table:table-cell table:style-name="ce29" office:value-type="string">
            <text:p>Le produit est supprimé . Les valeurs totales de quantités et de prix sont mises à jour sur la page panier.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9">
          <table:table-cell table:style-name="ce2" office:value-type="float" office:value="9">
            <text:p>9</text:p>
          </table:table-cell>
          <table:table-cell table:style-name="ce12"/>
          <table:table-cell table:style-name="ce26" office:value-type="string">
            <text:p>Cliquer sur le bouton « supprimer » pour le panier dur KANAP SINOPÉ</text:p>
          </table:table-cell>
          <table:table-cell table:style-name="ce29" office:value-type="string">
            <text:p>Le produit est supprimé . Les valeurs totales de quantités et de prix sont mises à jour sur la page panier et un message d'alert « le panier est vide !! »</text:p>
          </table:table-cell>
          <table:table-cell table:style-name="ce36" office:value-type="string">
            <text:p>OK</text:p>
          </table:table-cell>
          <table:table-cell table:style-name="Default" table:number-columns-repeated="1019"/>
        </table:table-row>
        <table:table-row table:style-name="ro17" table:number-rows-repeated="29">
          <table:table-cell table:style-name="ce4"/>
          <table:table-cell table:style-name="ce14"/>
          <table:table-cell table:style-name="ce24"/>
          <table:table-cell table:style-name="ce32"/>
          <table:table-cell/>
          <table:table-cell table:style-name="Default" table:number-columns-repeated="1019"/>
        </table:table-row>
        <table:table-row table:style-name="ro11">
          <table:table-cell table:style-name="ce2" office:value-type="float" office:value="13">
            <text:p>13</text:p>
          </table:table-cell>
          <table:table-cell table:style-name="ce9"/>
          <table:table-cell table:style-name="Default" table:number-columns-repeated="3"/>
          <table:table-cell table:style-name="ce42" table:number-columns-repeated="1018"/>
          <table:table-cell table:style-name="ce46"/>
        </table:table-row>
        <table:table-row table:style-name="ro17" table:number-rows-repeated="1632">
          <table:table-cell table:style-name="ce4"/>
          <table:table-cell table:style-name="ce14"/>
          <table:table-cell table:style-name="ce24"/>
          <table:table-cell table:style-name="ce32"/>
          <table:table-cell/>
          <table:table-cell table:style-name="Default" table:number-columns-repeated="1019"/>
        </table:table-row>
        <table:table-row table:style-name="ro17" table:number-rows-repeated="1046870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0">20/09/2022</text:date>, <text:time>09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2-09-20T09:47:12.04</dc:date>
    <meta:editing-duration>P5DT7H27M35S</meta:editing-duration>
    <meta:editing-cycles>6</meta:editing-cycles>
    <meta:document-statistic meta:table-count="1" meta:cell-count="137" meta:object-count="0"/>
  </office:meta>
</office:document-meta>
</file>